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2" style:family="graphic" style:parent-style-name="standard">
      <style:graphic-properties svg:stroke-width="0.353cm" svg:stroke-color="#2a6099" draw:marker-start-width="0.728cm" draw:marker-end="Arrowheads_20_1" draw:marker-end-width="0.728cm" draw:textarea-horizontal-align="center" draw:textarea-vertical-align="middle" fo:padding-top="0.3cm" fo:padding-bottom="0.3cm" fo:padding-left="0.425cm" fo:padding-right="0.4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gr4" style:family="graphic" style:parent-style-name="standard">
      <style:graphic-properties svg:stroke-width="0.388cm" draw:marker-start-width="0.78cm" draw:marker-end="Arrowheads_20_1" draw:marker-end-width="0.78cm" draw:textarea-horizontal-align="center" draw:textarea-vertical-align="middle" fo:padding-top="0.317cm" fo:padding-bottom="0.317cm" fo:padding-left="0.442cm" fo:padding-right="0.442cm"/>
      <style:paragraph-properties style:writing-mode="lr-tb"/>
    </style:style>
    <style:style style:name="gr5" style:family="graphic" style:parent-style-name="standard">
      <style:graphic-properties svg:stroke-width="0.212cm" draw:marker-start="Arrowheads_20_1" draw:marker-start-width="0.518cm" draw:marker-end-width="0.518cm" draw:textarea-horizontal-align="center" draw:textarea-vertical-align="middle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3" style:family="paragraph">
      <style:paragraph-properties fo:text-align="center"/>
      <style:text-properties fo:color="#000000" loext:opacity="100%" loext:color-lum-mod="100%" loext:color-lum-off="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5cm" svg:height="3cm" svg:x="5.5cm" svg:y="2.5cm">
          <text:p text:style-name="P1"><text:span text:style-name="T1">Adv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0cm" svg:y1="4cm" svg:x2="15.202cm" svg:y2="3.991cm" draw:start-shape="id1" draw:start-glue-point="7" svg:d="M10000 4000h2852v-9h2350" svg:viewBox="0 0 5203 10">
          <text:p text:style-name="P2"><text:span text:style-name="T2">See enemy</text:span></text:p>
        </draw:connector>
        <draw:custom-shape draw:style-name="gr3" draw:text-style-name="P1" xml:id="id2" draw:id="id2" draw:layer="layout" svg:width="4cm" svg:height="3cm" svg:x="15cm" svg:y="2.5cm">
          <text:p text:style-name="P1"><text:span text:style-name="T1">Att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9cm" svg:y1="4cm" svg:x2="17cm" svg:y2="2.5cm" draw:start-shape="id2" draw:start-glue-point="7" draw:end-shape="id2" draw:end-glue-point="4" svg:d="M19000 4000h501v-2001h-2501v501" svg:viewBox="0 0 2502 2002">
          <text:p text:style-name="P4">See enemy</text:p>
        </draw:connector>
        <draw:connector draw:style-name="gr5" draw:text-style-name="P4" draw:layer="layout" svg:x1="7.75cm" svg:y1="5.5cm" svg:x2="17cm" svg:y2="5.5cm" draw:start-shape="id1" draw:start-glue-point="6" draw:end-shape="id2" draw:end-glue-point="6" svg:d="M7750 5500v502h9250v-502" svg:viewBox="0 0 9251 503">
          <text:p text:style-name="P4">Can’t see enemy</text:p>
        </draw:connector>
        <draw:connector draw:style-name="gr5" draw:text-style-name="P4" draw:layer="layout" svg:x1="5cm" svg:y1="9.5cm" svg:x2="5.5cm" svg:y2="4cm" draw:start-shape="id3" draw:start-glue-point="4" draw:end-shape="id1" draw:end-glue-point="5" svg:d="M5000 9500v-1999h-1v-3501h501" svg:viewBox="0 0 502 5501">
          <text:p text:style-name="P4">Courage = 0</text:p>
        </draw:connector>
        <draw:custom-shape draw:style-name="gr6" draw:text-style-name="P4" xml:id="id3" draw:id="id3" draw:layer="layout" svg:width="6cm" svg:height="3.5cm" svg:x="2cm" svg:y="9.5cm">
          <text:p text:style-name="P4">Retr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40" svg:d="M0 40l10-40 10 40z"/>
    <draw:marker draw:name="Arrowheads_20_3" draw:display-name="Arrowheads 3" svg:viewBox="0 826 1131 754" svg:d="M566 826l-566 754 114-85 136-68 148-46 161-17 161 13 153 46 140 68 118 89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1:03:37.151163370</meta:creation-date>
    <dc:date>2025-04-10T03:15:42.615501905</dc:date>
    <meta:editing-duration>PT2H12M11S</meta:editing-duration>
    <meta:editing-cycles>1</meta:editing-cycles>
    <meta:document-statistic meta:object-count="30"/>
    <meta:generator>LibreOffice/7.4.7.2$Linux_X86_64 LibreOffice_project/40$Build-2</meta:generator>
  </office:meta>
</office:document-meta>
</file>